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09in" style:rel-column-width="4984*"/>
    </style:style>
    <style:style style:name="Table1.B" style:family="table-column">
      <style:table-column-properties style:column-width="0.5083in" style:rel-column-width="4977*"/>
    </style:style>
    <style:style style:name="Table1.C" style:family="table-column">
      <style:table-column-properties style:column-width="0.5028in" style:rel-column-width="4922*"/>
    </style:style>
    <style:style style:name="Table1.D" style:family="table-column">
      <style:table-column-properties style:column-width="5.1729in" style:rel-column-width="50652*"/>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5"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6" style:family="paragraph" style:parent-style-name="Table_20_Contents">
      <style:text-properties style:font-name="Times New Roman"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P10" style:family="paragraph" style:parent-style-name="Table_20_Contents" style:list-style-name="L3"/>
    <style:style style:name="P11" style:family="paragraph" style:parent-style-name="Table_20_Contents" style:list-style-name="L3">
      <style:text-properties style:font-name="Times New Roman" fo:font-size="12pt" fo:font-weight="bold" style:font-size-asian="12pt" style:font-weight-asian="bold" style:font-size-complex="12pt" style:font-weight-complex="bold"/>
    </style:style>
    <style:style style:name="P12" style:family="paragraph" style:parent-style-name="Table_20_Contents" style:list-style-name="L4">
      <style:text-properties style:font-name="Times New Roman" fo:font-size="12pt" fo:font-weight="bold" style:font-size-asian="12pt" style:font-weight-asian="bold" style:font-size-complex="12pt" style:font-weight-complex="bold"/>
    </style:style>
    <style:style style:name="P13" style:family="paragraph" style:parent-style-name="Table_20_Contents" style:list-style-name="L3">
      <style:text-properties style:font-name="Times New Roman" fo:font-size="12pt" style:font-size-asian="12pt" style:font-size-complex="12pt"/>
    </style:style>
    <style:style style:name="P14" style:family="paragraph" style:parent-style-name="Table_20_Contents" style:list-style-name="L4">
      <style:text-properties style:font-name="Times New Roman" fo:font-size="12pt" style:font-size-asian="12pt" style:font-size-complex="12pt"/>
    </style:style>
    <style:style style:name="P15" style:family="paragraph" style:parent-style-name="Standard">
      <style:text-properties style:font-name="Times New Roman" fo:font-size="12pt" fo:font-weight="normal" style:font-size-asian="12pt" style:font-weight-asian="normal" style:font-size-complex="12pt" style:font-weight-complex="normal"/>
    </style:style>
    <style:style style:name="P16"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7"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19" style:family="paragraph" style:parent-style-name="Standard" style:list-style-name="L6">
      <style:text-properties style:font-name="Times New Roman" fo:font-size="12pt" fo:font-weight="normal" style:font-size-asian="12pt" style:font-weight-asian="normal" style:font-size-complex="12pt" style:font-weight-complex="normal"/>
    </style:style>
    <style:style style:name="P20" style:family="paragraph" style:parent-style-name="Standard" style:list-style-name="L7">
      <style:text-properties style:font-name="Times New Roman" fo:font-size="12pt" fo:font-weight="normal" style:font-size-asian="12pt" style:font-weight-asian="normal" style:font-size-complex="12pt" style:font-weight-complex="normal"/>
    </style:style>
    <style:style style:name="P21" style:family="paragraph" style:parent-style-name="Standard" style:list-style-name="L8">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style:font-name="Times New Roman" fo:font-size="12pt" fo:font-weight="bold" style:font-size-asian="12pt" style:font-weight-asian="bold" style:font-size-complex="12pt" style:font-weight-complex="bold"/>
    </style:style>
    <style:style style:name="P23" style:family="paragraph" style:parent-style-name="Standard" style:list-style-name="L5">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officeooo:rsid="0019a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nslation-Lookaside buffer(TLB)</text:p>
      <text:p text:style-name="P2"/>
      <text:p text:style-name="P2">Translation-Lookaside buffer(TLB)</text:p>
      <text:p text:style-name="P1">A cache that keeps track of recently used address mappings to avoid an access to the page table. This is done as the page table itself is stored in memory and every single memory reference will need two memory access, one for the translation and the other for the actual access.</text:p>
      <text:p text:style-name="P1"/>
      <text:p text:style-name="P2">What characteristic does the TLB exploit to provide a better performance?</text:p>
      <text:p text:style-name="P1">Locality of reference of the page table entries.</text:p>
      <text:p text:style-name="P1"/>
      <text:p text:style-name="P2">How is a memory reference handled through a TLB?</text:p>
      <text:p text:style-name="P1">On a memory reference by the processor,</text:p>
      <text:list xml:id="list517929238" text:style-name="L1">
        <text:list-item>
          <text:p text:style-name="P16">The virtual page number is looked up in the TLB</text:p>
        </text:list-item>
        <text:list-item>
          <text:p text:style-name="P16"><text:span text:style-name="T1">TLB Hit</text:span> - If the corresponding entry is present in the TLB, the physical page number is used to form the page address </text:p>
          <text:list>
            <text:list-item>
              <text:p text:style-name="P16">The reference-bit is turned on</text:p>
            </text:list-item>
            <text:list-item>
              <text:p text:style-name="P16">The dirty bit is turned on if a write is being performed</text:p>
            </text:list-item>
          </text:list>
        </text:list-item>
        <text:list-item>
          <text:p text:style-name="P16"><text:span text:style-name="T1">TLB miss</text:span> </text:p>
          <text:list>
            <text:list-item>
              <text:p text:style-name="P16">A TLB miss could indicate a missing translation or a page fault. The TLB miss indicating a missing translation is greater than the ones indicating a page fault as the number of TLB entries is small relative to the number of page table entries.</text:p>
              <text:list>
                <text:list-item>
                  <text:p text:style-name="P16">Missing translation </text:p>
                  <text:list>
                    <text:list-item>
                      <text:p text:style-name="P16">This is indicated by the valid bit being on in the page table for the entry indexed by the virtual page number.</text:p>
                    </text:list-item>
                    <text:list-item>
                      <text:p text:style-name="P16">The missing translation is retrieved from the page table and a TLB entry is chosen for replacement.</text:p>
                    </text:list-item>
                    <text:list-item>
                      <text:p text:style-name="P16">The dirty and the reference-bits of this TLB entry are copied by to the corresponding table before replacement. Using this write-back scheme to copy bits is efficient as the miss rate of the TLB is low.</text:p>
                    </text:list-item>
                    <text:list-item>
                      <text:p text:style-name="P16">The retrieved translation is now loaded into that TLB entry and the memory is referenced again. This time it is a TLB hit</text:p>
                    </text:list-item>
                  </text:list>
                </text:list-item>
                <text:list-item>
                  <text:p text:style-name="P16">Page fault</text:p>
                  <text:list>
                    <text:list-item>
                      <text:p text:style-name="P16">This is indicated by the valid bit being off in the page table for the entry indexed by the virtual page number.</text:p>
                    </text:list-item>
                    <text:list-item>
                      <text:p text:style-name="P16">The processor invokes the operating system through an exception indicating the page fault.</text:p>
                    </text:list-item>
                  </text:list>
                </text:list-item>
              </text:list>
            </text:list-item>
            <text:list-item>
              <text:p text:style-name="P16">A TLB miss is handled by the software(OS) or the hardware. There is little performance penalty as the basic operations are the same in either case.</text:p>
            </text:list-item>
          </text:list>
        </text:list-item>
      </text:list>
      <text:p text:style-name="P1"/>
      <text:p text:style-name="P2">How does the processor know to lookup the TLB on a memory reference?</text:p>
      <text:p text:style-name="P1">The TLB cache is a part of the processor chip. The processor is thus hardwired to access memory through the TLB. The TLB cache and the control circuitry required for the lookup and possibly for handling the miss are part of the processor and logically form a part of the virtual memory system.</text:p>
      <text:p text:style-name="P1"/>
      <text:p text:style-name="P2">What kind of associativity is used in the design of a TLB cache?</text:p>
      <text:list xml:id="list1992654635" text:style-name="L2">
        <text:list-item>
          <text:p text:style-name="P17">A large associativity is used to minimize the miss rate. Since the TLB size is small, the cost of high associativity(extra comparators) isn't too high.</text:p>
        </text:list-item>
        <text:list-item>
          <text:p text:style-name="P17">Implementing the replacement scheme with large associativity is tricky</text:p>
          <text:list>
            <text:list-item>
              <text:p text:style-name="P17">Implementing a hardware LRU scheme is expensive</text:p>
            </text:list-item>
            <text:list-item>
              <text:p text:style-name="P17">Implementing a software solution like the ones used to handle page faults is inefficient as TLB misses are more frequent than page faults</text:p>
            </text:list-item>
            <text:list-item>
              <text:p text:style-name="P17"><text:soft-page-break/>As a result a systems support a random replacement policy.</text:p>
            </text:list-item>
          </text:list>
        </text:list-item>
      </text:list>
      <text:p text:style-name="P1"/>
      <text:p text:style-name="P2">Possible combinations of events in the TLB, <text:s/>virtual memory system, and cache(physically indexed and physically tagge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LB</text:p>
          </table:table-cell>
          <table:table-cell table:style-name="Table1.A1" office:value-type="string">
            <text:p text:style-name="P7">Page table</text:p>
          </table:table-cell>
          <table:table-cell table:style-name="Table1.A1" office:value-type="string">
            <text:p text:style-name="P7">Cache</text:p>
          </table:table-cell>
          <table:table-cell table:style-name="Table1.D1" office:value-type="string">
            <text:p text:style-name="P7">Possible? If so under what circumstances?</text:p>
          </table:table-cell>
        </table:table-row>
        <table:table-row>
          <table:table-cell table:style-name="Table1.A2" office:value-type="string">
            <text:p text:style-name="P9">Miss</text:p>
          </table:table-cell>
          <table:table-cell table:style-name="Table1.A2" office:value-type="string">
            <text:p text:style-name="P9">Miss</text:p>
          </table:table-cell>
          <table:table-cell table:style-name="Table1.A2" office:value-type="string">
            <text:p text:style-name="P9">Miss</text:p>
          </table:table-cell>
          <table:table-cell table:style-name="Table1.D2" office:value-type="string">
            <text:list xml:id="list408959958" text:style-name="L3">
              <text:list-header>
                <text:p text:style-name="P11">Possible</text:p>
              </text:list-header>
              <text:list-item>
                <text:p text:style-name="P13">TLB misses. Translation not found in TLB</text:p>
              </text:list-item>
              <text:list-item>
                <text:p text:style-name="P13">Page fault. Translation not found in the page table also. Page is in swap space. Page is fetched. Corresponding entry TLB and page table is updated</text:p>
              </text:list-item>
              <text:list-item>
                <text:p text:style-name="P10"><text:span text:style-name="T2">Cache </text:span><text:span text:style-name="T3">must</text:span><text:span text:style-name="T2"> miss on retry of instruction</text:span></text:p>
              </text:list-item>
            </text:list>
            <text:p text:style-name="P8"/>
          </table:table-cell>
        </table:table-row>
        <table:table-row>
          <table:table-cell table:style-name="Table1.A2" office:value-type="string">
            <text:p text:style-name="P9">Miss</text:p>
          </table:table-cell>
          <table:table-cell table:style-name="Table1.A2" office:value-type="string">
            <text:p text:style-name="P9">Miss</text:p>
          </table:table-cell>
          <table:table-cell table:style-name="Table1.A2" office:value-type="string">
            <text:p text:style-name="P9">Hit</text:p>
          </table:table-cell>
          <table:table-cell table:style-name="Table1.D3" office:value-type="string">
            <text:p text:style-name="P8"><text:span text:style-name="T1">Not possible</text:span>. Data cannot be in cache if it is not in memory itself</text:p>
          </table:table-cell>
        </table:table-row>
        <table:table-row>
          <table:table-cell table:style-name="Table1.A2" office:value-type="string">
            <text:p text:style-name="P9">Miss</text:p>
          </table:table-cell>
          <table:table-cell table:style-name="Table1.A2" office:value-type="string">
            <text:p text:style-name="P9">Hit</text:p>
          </table:table-cell>
          <table:table-cell table:style-name="Table1.A2" office:value-type="string">
            <text:p text:style-name="P9">Miss</text:p>
          </table:table-cell>
          <table:table-cell table:style-name="Table1.D4" office:value-type="string">
            <text:p text:style-name="P6">Possible</text:p>
            <text:list xml:id="list161984875" text:style-name="L4">
              <text:list-item>
                <text:p text:style-name="P14">TLB misses. Translation not found in TLB</text:p>
              </text:list-item>
              <text:list-item>
                <text:p text:style-name="P14">Page table hit. Translation is found in page table. TLB updated</text:p>
              </text:list-item>
              <text:list-item>
                <text:p text:style-name="P14">After retry of the memory reference by the processor, data misses in cache.</text:p>
              </text:list-item>
            </text:list>
          </table:table-cell>
        </table:table-row>
        <table:table-row>
          <table:table-cell table:style-name="Table1.A2" office:value-type="string">
            <text:p text:style-name="P9">Miss</text:p>
          </table:table-cell>
          <table:table-cell table:style-name="Table1.A2" office:value-type="string">
            <text:p text:style-name="P9">Hit</text:p>
          </table:table-cell>
          <table:table-cell table:style-name="Table1.A2" office:value-type="string">
            <text:p text:style-name="P9">Hit</text:p>
          </table:table-cell>
          <table:table-cell table:style-name="Table1.D5" office:value-type="string">
            <text:p text:style-name="P6">Possible</text:p>
            <text:list xml:id="list979982609" text:continue-numbering="true" text:style-name="L4">
              <text:list-item>
                <text:p text:style-name="P14">TLB misses. Translation not found in TLB</text:p>
              </text:list-item>
              <text:list-item>
                <text:p text:style-name="P14">Page table hit. Translation is found in page table. TLB updated</text:p>
              </text:list-item>
              <text:list-item>
                <text:p text:style-name="P14">Cache hit - <text:span text:style-name="T1">After retry</text:span> of the memory reference by the processor, data found in cache.</text:p>
              </text:list-item>
            </text:list>
          </table:table-cell>
        </table:table-row>
        <table:table-row>
          <table:table-cell table:style-name="Table1.A2" office:value-type="string">
            <text:p text:style-name="P9">Hit</text:p>
          </table:table-cell>
          <table:table-cell table:style-name="Table1.A2" office:value-type="string">
            <text:p text:style-name="P9">Miss</text:p>
          </table:table-cell>
          <table:table-cell table:style-name="Table1.A2" office:value-type="string">
            <text:p text:style-name="P9">Miss</text:p>
          </table:table-cell>
          <table:table-cell table:style-name="Table1.D6" office:value-type="string">
            <text:p text:style-name="P8"><text:span text:style-name="T1">Impossible</text:span>. Translation for a virtual address cannot be found in the TLB when the page is not present in the memory.</text:p>
          </table:table-cell>
        </table:table-row>
        <table:table-row>
          <table:table-cell table:style-name="Table1.A2" office:value-type="string">
            <text:p text:style-name="P9">Hit</text:p>
          </table:table-cell>
          <table:table-cell table:style-name="Table1.A2" office:value-type="string">
            <text:p text:style-name="P9">Miss</text:p>
          </table:table-cell>
          <table:table-cell table:style-name="Table1.A2" office:value-type="string">
            <text:p text:style-name="P9">Hit</text:p>
          </table:table-cell>
          <table:table-cell table:style-name="Table1.D7" office:value-type="string">
            <text:p text:style-name="P8"><text:span text:style-name="T1">Impossible</text:span>. Translation for a virtual address cannot be found in the TLB when the page is not present in the memory.</text:p>
          </table:table-cell>
        </table:table-row>
        <table:table-row>
          <table:table-cell table:style-name="Table1.A2" office:value-type="string">
            <text:p text:style-name="P9">Hit</text:p>
          </table:table-cell>
          <table:table-cell table:style-name="Table1.A2" office:value-type="string">
            <text:p text:style-name="P9">Hit</text:p>
          </table:table-cell>
          <table:table-cell table:style-name="Table1.A2" office:value-type="string">
            <text:p text:style-name="P9">Miss</text:p>
          </table:table-cell>
          <table:table-cell table:style-name="Table1.D8" office:value-type="string">
            <text:p text:style-name="P6">Possible</text:p>
            <text:list xml:id="list2151738822" text:continue-numbering="true" text:style-name="L4">
              <text:list-item>
                <text:p text:style-name="P14">TLB hit. Translation found in TLB</text:p>
              </text:list-item>
              <text:list-item>
                <text:p text:style-name="P14">Page table hit. Translation <text:span text:style-name="T1">must</text:span> be in the page table</text:p>
              </text:list-item>
              <text:list-item>
                <text:p text:style-name="P14">Cache miss – Data is not present in cache</text:p>
              </text:list-item>
              <text:list-item>
                <text:p text:style-name="P12">Note – Page table is never checked if the TLB is a hit</text:p>
              </text:list-item>
            </text:list>
          </table:table-cell>
        </table:table-row>
        <table:table-row>
          <table:table-cell table:style-name="Table1.A2" office:value-type="string">
            <text:p text:style-name="P9">Hit</text:p>
          </table:table-cell>
          <table:table-cell table:style-name="Table1.A2" office:value-type="string">
            <text:p text:style-name="P9">Hit</text:p>
          </table:table-cell>
          <table:table-cell table:style-name="Table1.A2" office:value-type="string">
            <text:p text:style-name="P9">Hit</text:p>
          </table:table-cell>
          <table:table-cell table:style-name="Table1.D9" office:value-type="string">
            <text:p text:style-name="P6">Possible</text:p>
            <text:list xml:id="list1551033959" text:continue-numbering="true" text:style-name="L4">
              <text:list-item>
                <text:p text:style-name="P14">TLB hit. Translation found in TLB</text:p>
              </text:list-item>
              <text:list-item>
                <text:p text:style-name="P14">Page table hit. Translation <text:span text:style-name="T1">must</text:span> be in the page table</text:p>
              </text:list-item>
              <text:list-item>
                <text:p text:style-name="P14">Cache hit – Data is present in cache</text:p>
              </text:list-item>
              <text:list-item>
                <text:p text:style-name="P12">Note – Page table is never checked if the TLB is a hit</text:p>
              </text:list-item>
            </text:list>
          </table:table-cell>
        </table:table-row>
      </table:table>
      <text:p text:style-name="P1"/>
      <text:p text:style-name="P2">Types of cache based on indexing and tags</text:p>
      <text:list xml:id="list1822066474" text:style-name="L5">
        <text:list-item>
          <text:p text:style-name="P23"><text:bookmark text:name="PIPT"/>Physically indexed and physically tagged</text:p>
          <text:list>
            <text:list-item>
              <text:p text:style-name="P18">Use the physical address for both, index and the tag</text:p>
            </text:list-item>
            <text:list-item>
              <text:p text:style-name="P18">Advantage – Simple, avoid dealing with cache coherence problem due to aliasing</text:p>
            </text:list-item>
            <text:list-item>
              <text:p text:style-name="P18">Disadvantage – The access time is increased as the cache can be accessed only after the translation of the virtual address to the physical address by the processor.</text:p>
            </text:list-item>
          </text:list>
        </text:list-item>
        <text:list-item>
          <text:p text:style-name="P23"><text:bookmark text:name="VVIT"/>Virtually indexed and virtually tagged</text:p>
          <text:list>
            <text:list-item>
              <text:p text:style-name="P18">Advantage – The access time is decreased as cache access can go on in parallel with the <text:soft-page-break/>address translation.</text:p>
            </text:list-item>
            <text:list-item>
              <text:p text:style-name="P18">Disadvantage </text:p>
              <text:list>
                <text:list-item>
                  <text:p text:style-name="P18">Design will have to deal with cache coherence problem due to <text:a xlink:type="simple" xlink:href="#Alaising">aliasing</text:a></text:p>
                </text:list-item>
                <text:list-item>
                  <text:p text:style-name="P18"><text:a xlink:type="simple" xlink:href="#Homonym">Homonyms</text:a> have to be dealt with</text:p>
                </text:list-item>
              </text:list>
            </text:list-item>
          </text:list>
        </text:list-item>
        <text:list-item>
          <text:p text:style-name="P23">Virtually indexed and physically tagged</text:p>
          <text:list>
            <text:list-item>
              <text:p text:style-name="P18">Combines the advantage of the PIPT and VIVT</text:p>
            </text:list-item>
            <text:list-item>
              <text:p text:style-name="P18">The cache line can be looked up in parallel with the translation of the virtual-page-number to the physical one.</text:p>
            </text:list-item>
            <text:list-item>
              <text:p text:style-name="P18">Since the tag address contains a physical tag, homonyms can be detected</text:p>
            </text:list-item>
            <text:list-item>
              <text:p text:style-name="P18">There is no aliasing problem</text:p>
            </text:list-item>
          </text:list>
        </text:list-item>
      </text:list>
      <text:p text:style-name="P1"/>
      <text:p text:style-name="P2"><text:bookmark text:name="Alaising"/>Aliasing problem in VIVT cache's</text:p>
      <text:p text:style-name="P1">Processes sharing memory have different virtual address mapped to the same physical address to enable sharing of memory. A VIVT cache can contain multiple copies of the same block as these blocks map onto different virtual addresses and tags. Thus if one process updates its cache block obtained through its virtual address-space, the other process will have no knowledge about the same and continue to operate with the stale copy obtained through its virtual address-space.</text:p>
      <text:p text:style-name="P1">The phenomenon of the same data have different names/references, virtual addresses in this case, is called aliasing and the cache-coherence problem occurring due to it is called the aliasing problem.</text:p>
      <text:p text:style-name="P1"/>
      <text:p text:style-name="P2">How is the above handled?(Needs elaboration)</text:p>
      <text:list xml:id="list513892351" text:style-name="L6">
        <text:list-item>
          <text:p text:style-name="P19">By introducing design limitations on the cache and the TLB to not allow aliases</text:p>
        </text:list-item>
        <text:list-item>
          <text:p text:style-name="P19">By requiring that the operating system deal with it</text:p>
        </text:list-item>
      </text:list>
      <text:p text:style-name="P1"/>
      <text:p text:style-name="P2"><text:bookmark text:name="Homonym"/>Homonym problem in VIVT cache</text:p>
      <text:p text:style-name="P1">Virtual address space of different processes overlap. Thus same virtual addresses(of different processes) maps to different physical addresses. Thus a VIVT cache entry of one process may appear valid to another process though it actually provides the wrong mapping.</text:p>
      <text:p text:style-name="P1">The phenomenon of same names referring to different data is termed homonyms and the wrong mapping thus provided due to the same in a VIVT cache poses a problem</text:p>
      <text:p text:style-name="P1"/>
      <text:p text:style-name="P2">How can the above be handled?</text:p>
      <text:list xml:id="list839081806" text:style-name="L7">
        <text:list-item>
          <text:p text:style-name="P20">Invalidating caches on context switched</text:p>
        </text:list-item>
        <text:list-item>
          <text:p text:style-name="P20">Forcing address spaces to be non-overlapping</text:p>
        </text:list-item>
        <text:list-item>
          <text:p text:style-name="P20">Tagging the virtual address with a Address-space ID or with the physical address</text:p>
        </text:list-item>
      </text:list>
      <text:p text:style-name="P1"/>
      <text:p text:style-name="P2">What steps are taken to ensure that a process does not use TLB entries of a process which has now been context switched off?</text:p>
      <text:list xml:id="list1989238661" text:style-name="L8">
        <text:list-item>
          <text:p text:style-name="P21">Flushing the entries during context switch</text:p>
        </text:list-item>
        <text:list-item>
          <text:p text:style-name="P21">Using address-space-ID's in the tag field of the TLB entries so that the OS will be able to distinguish entries belonging to different processes</text:p>
        </text:list-item>
      </text:list>
      <text:p text:style-name="P1"/>
      <text:p text:style-name="P4">Wired down TLB entries</text:p>
      <text:p text:style-name="P5">Entries in the TLB which can't/shouldn't be replaced. These entries usually translate address containing kernel code.</text:p>
      <text:p text:style-name="P5"/>
      <text:p text:style-name="P4">When do operating systems need to manage TLB's?</text:p>
      <text:p text:style-name="P4"><text:span text:style-name="T4">Traditionally TLB's are managed by hardware. </text:span><text:a xlink:type="simple" xlink:href="../Virtual%20Memory%20-%20Design%20issues.odt#Support%20for%20Multiple%20page%20sizes"><text:span text:style-name="T4">Support for multiple page</text:span></text:a><text:span text:style-name="T4">s sizes have forced the TLB's to be managed by the OS. The OS is needed to do the sophesticated lookup. The increased performance cost is offset by the increase in hit-ratio obtain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06T17:21:17</meta:creation-date>
    <dc:date>2013-01-29T17:18:47</dc:date>
    <dc:creator>Kempa </dc:creator>
    <meta:editing-duration>PT1H57M12S</meta:editing-duration>
    <meta:editing-cycles>14</meta:editing-cycles>
    <meta:generator>LibreOffice/3.6$Linux_x86 LibreOffice_project/360m1$Build-2</meta:generator>
    <meta:document-statistic meta:table-count="1" meta:image-count="0" meta:object-count="0" meta:page-count="3" meta:paragraph-count="119" meta:word-count="1373" meta:character-count="7665" meta:non-whitespace-character-count="6464"/>
  </office:meta>
</office:document-meta>
</file>